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09fc9a" officeooo:paragraph-rsid="0009fc9a"/>
    </style:style>
    <style:style style:name="P2" style:family="paragraph" style:parent-style-name="Heading_20_1">
      <style:text-properties officeooo:rsid="0009fc9a" officeooo:paragraph-rsid="0009fc9a"/>
    </style:style>
    <style:style style:name="P3" style:family="paragraph" style:parent-style-name="Text_20_body">
      <style:text-properties officeooo:paragraph-rsid="0009fc9a"/>
    </style:style>
    <style:style style:name="P4" style:family="paragraph" style:parent-style-name="Text_20_body">
      <style:text-properties officeooo:rsid="001d1e50" officeooo:paragraph-rsid="001d1e50"/>
    </style:style>
    <style:style style:name="P5" style:family="paragraph" style:parent-style-name="Heading_20_1">
      <style:text-properties officeooo:rsid="000e1c8e" officeooo:paragraph-rsid="000e1c8e"/>
    </style:style>
    <style:style style:name="P6" style:family="paragraph" style:parent-style-name="Text_20_body">
      <style:text-properties officeooo:rsid="001d1e50" officeooo:paragraph-rsid="001ecd2a"/>
    </style:style>
    <style:style style:name="T1" style:family="text">
      <style:text-properties officeooo:rsid="001ecd2a"/>
    </style:style>
    <style:style style:name="T2" style:family="text">
      <style:text-properties officeooo:rsid="001fb1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Interest – Assignment</text:p>
      <text:h text:style-name="P2" text:outline-level="1">Assignment Text</text:h>
      <text:p text:style-name="P3">The problems are from Section 6.3 of the textbook. They are problems 19, 21, 22, 51, 41, 42, 43, 55.</text:p>
      <text:p text:style-name="P3">In the following exercises, find the future value of the investment with the given principal, simple interest rate, and time.</text:p>
      <text:p text:style-name="P3">19. Principal is $5,300, annual interest rate is 2.07%, and time is 18 years.</text:p>
      <text:p text:style-name="P3">21. Principal is $5,600, annual interest rate is 2.55%, for 30 months.</text:p>
      <text:p text:style-name="P3">22. Principal is $10,000, annual interest rate is 1.99%, for 15 months.</text:p>
      <text:p text:style-name="P3">51. Sharon invests $2,500 in a CD for her granddaughter. The CD has a term of 5 years and has a simple interest rate of 3.11%. After that 5-year period, how much will the CD be worth?</text:p>
      <text:p text:style-name="P3">In the following exercises, find the present value for the given future value, FV, annual simple interest rate r, and number of years t.</text:p>
      <text:p text:style-name="P3">41. FV = $25,000, t = 15 years, annual simple interest rate of 6.5%</text:p>
      <text:p text:style-name="P3">42. FV = $12,000, t = 10 years, annual simple interest rate of 4.5%</text:p>
      <text:p text:style-name="P3">43. FV = $15,000, t = 16 years, annual simple interest rate of 3.5%</text:p>
      <text:p text:style-name="P3">55. Kylie wants to invest some money in an account that yields 4.66% simple interest. Her goal is to have $20,000 in 15 years. How much should Kylie invest to reach that goal?</text:p>
      <text:h text:style-name="P2" text:outline-level="1">Assignment Key</text:h>
      <text:p text:style-name="P4">19. $7,274.78</text:p>
      <text:p text:style-name="P4">21. $5,957.00</text:p>
      <text:p text:style-name="P4">22. $10,248.75</text:p>
      <text:p text:style-name="P4">51. $2,888.75</text:p>
      <text:p text:style-name="P4">41. $12,658.23</text:p>
      <text:p text:style-name="P4">42. $8,275.87</text:p>
      <text:p text:style-name="P4">43. $9,615.39</text:p>
      <text:p text:style-name="P4">55. $11,771.64</text:p>
      <text:h text:style-name="P5" text:outline-level="1"><text:soft-page-break/>Student Feedback Templates</text:h>
      <text:p text:style-name="P4">#19 should be $7,274.78 ( FV = 5300*(1 + 0.0207*18) = 5300*<text:span text:style-name="T1">1.3726 = 7274.78 )</text:span></text:p>
      <text:p text:style-name="P6">#21 should be $5,957.00 ( FV = <text:span text:style-name="T1">5600</text:span>*(1 + 0.02<text:span text:style-name="T1">55</text:span>*<text:span text:style-name="T1">30/12</text:span>) = 5<text:span text:style-name="T1">6</text:span>00*<text:span text:style-name="T1">1.06375 = 5957 )</text:span></text:p>
      <text:p text:style-name="P6">#22 should be $10,248.75 ( FV = <text:span text:style-name="T1">10000</text:span>*(1 + 0.0<text:span text:style-name="T1">199</text:span>*<text:span text:style-name="T1">15/12</text:span>) = <text:span text:style-name="T1">10000</text:span>*<text:span text:style-name="T1">1.024875 = 10248.75 )</text:span></text:p>
      <text:p text:style-name="P6">#51 should be $2,888.75 ( FV = <text:span text:style-name="T1">2500</text:span>*(1 + 0.0<text:span text:style-name="T1">311</text:span>*<text:span text:style-name="T1">5</text:span>) = <text:span text:style-name="T1">2500</text:span>*<text:span text:style-name="T1">1.1555 = 2888.75 )</text:span></text:p>
      <text:p text:style-name="P6">#41 should be $12,658.23 <text:span text:style-name="T1">( PV = 25000 / (1 + 0.065*15) = 25000 / 1.975 = 12658.22785…, Round up to 12658.23 )</text:span></text:p>
      <text:p text:style-name="P6">#42 should be $8,275.87 <text:span text:style-name="T1">( PV = 12000 / (1 + 0.045*10) = 12000 / 1.45 = 8275.862069…, Round up to 8275.87 )</text:span></text:p>
      <text:p text:style-name="P6">#43 should be $9,615.39 <text:span text:style-name="T1">( PV = 15000 / (1 + 0.035*16) = 15000 / 1.</text:span><text:span text:style-name="T2">56</text:span><text:span text:style-name="T1"> = </text:span><text:span text:style-name="T2">9615.384615</text:span><text:span text:style-name="T1">…, Round up to </text:span><text:span text:style-name="T2">9615.39 </text:span><text:span text:style-name="T1">)</text:span></text:p>
      <text:p text:style-name="P6">#55 should be $11,771.64 <text:span text:style-name="T1">( PV = 2</text:span><text:span text:style-name="T2">0</text:span><text:span text:style-name="T1">000 / (1 + 0.0</text:span><text:span text:style-name="T2">466</text:span><text:span text:style-name="T1">*15) = 2</text:span><text:span text:style-name="T2">0</text:span><text:span text:style-name="T1">000 / 1.</text:span><text:span text:style-name="T2">699</text:span><text:span text:style-name="T1"> = </text:span><text:span text:style-name="T2">11771.63037</text:span><text:span text:style-name="T1">…, Round up to </text:span><text:span text:style-name="T2">11771.64 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2:45:24.804000000</meta:creation-date>
    <dc:date>2024-10-14T15:05:26.053000000</dc:date>
    <meta:editing-duration>PT1H23M27S</meta:editing-duration>
    <meta:editing-cycles>12</meta:editing-cycles>
    <meta:generator>LibreOffice/24.8.2.1$Windows_x86 LibreOffice_project/0f794b6e29741098670a3b95d60478a65d05ef13</meta:generator>
    <dc:subject>Liberal Arts Mathematics</dc:subject>
    <dc:title>Discounts, Markup, and Sales Tax - Assignment</dc:title>
    <meta:print-date>2024-10-14T00:15:33.095000000</meta:print-date>
    <meta:printed-by>PDF files</meta:printed-by>
    <meta:keyword>Discounts</meta:keyword>
    <meta:keyword>Markup</meta:keyword>
    <meta:keyword>Sales Tax</meta:keyword>
    <meta:keyword>Liberal Arts Mathematics</meta:keyword>
    <meta:keyword>Contemporary Mathematics</meta:keyword>
    <meta:document-statistic meta:table-count="0" meta:image-count="0" meta:object-count="0" meta:page-count="2" meta:paragraph-count="32" meta:word-count="397" meta:character-count="2167" meta:non-whitespace-character-count="1801"/>
  </office:meta>
</office:document-meta>
</file>